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5in" table:align="left"/>
    </style:style>
    <style:style style:name="Table1.A" style:family="table-column">
      <style:table-column-properties style:column-width="1.2535in"/>
    </style:style>
    <style:style style:name="Table1.B" style:family="table-column">
      <style:table-column-properties style:column-width="5.6715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4958in"/>
    </style:style>
    <style:style style:name="Table2.B" style:family="table-column">
      <style:table-column-properties style:column-width="1.4792in"/>
    </style:style>
    <style:style style:name="Table2.C" style:family="table-column">
      <style:table-column-properties style:column-width="1.0917in"/>
    </style:style>
    <style:style style:name="Table2.D" style:family="table-column">
      <style:table-column-properties style:column-width="1.4757in"/>
    </style:style>
    <style:style style:name="Table2.E" style:family="table-column">
      <style:table-column-properties style:column-width="1.3826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2.0882in"/>
    </style:style>
    <style:style style:name="Table3.B" style:family="table-column">
      <style:table-column-properties style:column-width="2.475in"/>
    </style:style>
    <style:style style:name="Table3.C" style:family="table-column">
      <style:table-column-properties style:column-width="2.3618in"/>
    </style:style>
    <style:style style:name="Table3.A1" style:family="table-cell">
      <style:table-cell-properties style:vertical-align="middle" fo:padding="0.0194in" fo:border="none"/>
    </style:style>
    <style:style style:name="P1" style:family="paragraph" style:parent-style-name="Heading_20_2">
      <style:paragraph-properties fo:text-align="center" style:justify-single-word="false"/>
      <style:text-properties style:font-name="Times New Roman" fo:font-size="12pt" style:font-size-asian="12pt" style:font-size-complex="12pt"/>
    </style:style>
    <style:style style:name="P2" style:family="paragraph" style:parent-style-name="Heading_20_2">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Table_20_Contents">
      <style:text-properties style:font-name="Times New Roman" fo:font-style="italic" style:font-style-asian="italic" style:font-style-complex="italic"/>
    </style:style>
    <style:style style:name="P4" style:family="paragraph" style:parent-style-name="Table_20_Heading">
      <style:text-properties style:font-name="Times New Roman" fo:font-style="italic" style:font-style-asian="italic" style:font-style-complex="italic"/>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paragraph-properties fo:text-align="justify" style:justify-single-word="false"/>
      <style:text-properties style:font-name="Times New Roman"/>
    </style:style>
    <style:style style:name="P8" style:family="paragraph" style:parent-style-name="Text_20_body">
      <style:paragraph-properties fo:text-align="center" style:justify-single-word="false"/>
      <style:text-properties style:font-name="Times New Roman" fo:font-weight="bold" style:font-weight-asian="bold" style:font-weight-complex="bold"/>
    </style:style>
    <style:style style:name="P9" style:family="paragraph" style:parent-style-name="Text_20_body">
      <style:paragraph-properties fo:text-align="justify" style:justify-single-word="false"/>
      <style:text-properties style:font-name="Times New Roman" fo:font-weight="bold" style:font-weight-asian="bold" style:font-weight-complex="bold"/>
    </style:style>
    <style:style style:name="P10" style:family="paragraph" style:parent-style-name="Text_20_body">
      <style:paragraph-properties fo:text-align="start" style:justify-single-word="false"/>
      <style:text-properties style:font-name="Times New Roman" fo:font-weight="bold" style:font-weight-asian="bold" style:font-weight-complex="bold"/>
    </style:style>
    <style:style style:name="P11"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Text_20_body">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Text_20_body">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language="uk" fo:country="UA"/>
    </style:style>
    <style:style style:name="T3" style:family="text">
      <style:text-properties fo:language="uk" fo:country="UA" officeooo:rsid="001a1da7"/>
    </style:style>
    <style:style style:name="T4" style:family="text">
      <style:text-properties fo:language="uk" fo:country="UA" fo:font-weight="bold" officeooo:rsid="001a1da7" style:font-weight-asian="bold" style:font-weight-complex="bold"/>
    </style:style>
    <style:style style:name="T5" style:family="text">
      <style:text-properties fo:language="uk" fo:country="UA" style:text-underline-style="solid" style:text-underline-width="auto" style:text-underline-color="font-color" officeooo:rsid="001a1da7"/>
    </style:style>
    <style:style style:name="T6" style:family="text">
      <style:text-properties fo:font-style="italic" style:font-style-asian="italic" style:font-style-complex="italic"/>
    </style:style>
    <style:style style:name="T7" style:family="text">
      <style:text-properties style:font-name="Times New Roman" fo:font-style="italic" style:font-style-asian="italic" style:font-style-complex="italic"/>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Частина 1. Причини проходження сертифікації відповідно до вимог міжнародного стандарту інформаційної безпеки ISO/IEC 27001</text:h>
      <text:p text:style-name="P7">На основі огляду розділу «Сервіс для обміну даними компанії TechScooter», три найбільш значущі переваги впровадження ISMS на основі ISO/IEC 27001 для генерального директора Андрія Левченка:</text:p>
      <text:p text:style-name="P7"><text:span text:style-name="T1">Підвищення рівня захисту даних та зменшення ризиків інцидентів безпеки.</text:span> TechScooter стикається з вразливостями в мобільних застосунках (наприклад, zero-day вразливості для iOS та Android, які експлуатуються на дарквебі), крадіжками самокатів та несанкціонованим доступом до персональних та фінансових даних користувачів. Впровадження ISMS дозволить систематично ідентифікувати та керувати ризиками, впроваджуючи контроль доступу та моніторинг, що безпосередньо підтримує стратегічну ціль компанії щодо надійного райдшерингу без втрат даних.</text:p>
      <text:p text:style-name="P7"><text:span text:style-name="T1">Зростання довіри клієнтів та партнерів, що сприяє розширенню бізнесу</text:span>. Компанія співпрацює з AWS та FinPay, які сертифіковані за ISO 27001, але власні вразливості (відсутність MFA, слабкі паролі) підривають довіру. Сертифікація продемонструє зобов'язання щодо захисту даних, полегшить укладання контрактів з великими клієнтами та венчурними інвесторами, як Y Combinator, та підвищить репутацію, що є ключовим для стратегічної мети масштабування послуг у містах України.</text:p>
      <text:p text:style-name="P7"><text:span text:style-name="T1">Економія витрат на реагування на інциденти та відповідність регуляціям.</text:span> Аудит виявив критичні недоліки, такі як доступ розробників до незашифрованих даних без належного контролю, що призводить до витрат на відновлення після breach. ISMS оптимізує процеси, зменшує ймовірність штрафів за порушення (наприклад,<text:span text:style-name="T2"> </text:span><text:span text:style-name="T3">відповідно до </text:span>українськ<text:span text:style-name="T3">ого</text:span> законо<text:span text:style-name="T3">давства</text:span><text:span text:style-name="T2"> </text:span><text:span text:style-name="T3">щодо</text:span><text:span text:style-name="T2"> </text:span>захист<text:span text:style-name="T3">у</text:span> персональних даних), та забезпечує стійкість бізнесу, підтримуючи стратегічну ціль ефективного використання хмарних ресурсів AWS для зростання<text:span text:style-name="T3">.</text:span></text:p>
      <text:p text:style-name="P8"><text:span text:style-name="T3">Частина 2. Встановлення контексту ISMS</text:span></text:p>
      <text:p text:style-name="P7"><text:span text:style-name="T4">Причини впровадження ISMS:</text:span><text:span text:style-name="T3"> Впровадження ISMS на основі ISO/IEC 27001 є необхідним для TechScooter через часті інциденти безпеки (вразливості в застосунках, крадіжки самокатів, несанкціонований доступ до даних), що загрожують репутації, фінансам та операціям. Це дозволить систематизувати управління ризиками, забезпечити конфіденційність, цілісність та доступність інформації, та підготуватися до зростання компанії.</text:span></text:p>
      <text:p text:style-name="P7"><text:span text:style-name="T4">Вимоги локального законодавства:</text:span><text:span text:style-name="T3"> В Україні основним є Закон України «Про захист персональних даних» № 2297-VI від 01.06.2010, який регулює обробку персональних даних, вимагає згоди суб'єктів, реєстрацію баз даних та заходи захисту від несанкціонованого доступу. Компанія обробляє дані користувачів (персональні, фінансові), тому повинна відповідати цим вимогам, а також новому законопроєкту про гармонізацію з GDPR, що посилює штрафи за порушення до 4% річного обороту.</text:span></text:p>
      <text:p text:style-name="P7"><text:span text:style-name="T4">Міжнародні стандарти безпеки:</text:span><text:span text:style-name="T3"> ISO/IEC 27001 встановлює рамки для ISMS, ISO/IEC 27017 – для хмарних сервісів (як AWS), ISO/IEC 27018 – для захисту персональних даних у хмарі. Ці стандарти доповнюють GDPR, забезпечуючи глобальну сумісність.</text:span></text:p>
      <text:p text:style-name="P9"><text:soft-page-break/><text:span text:style-name="T3">Основні активи компанії:</text:span></text:p>
      <text:p text:style-name="P7"><text:span text:style-name="T5">Дані користувачів (персональні, фінансові, геолокація)</text:span><text:span text:style-name="T3"> – критичні для конфіденційності, пов'язані з Annex A.8 (Asset management).</text:span></text:p>
      <text:p text:style-name="P7"><text:span text:style-name="T5">Блокчейн-дані про самокати (місцезнаходження, стан)</text:span><text:span text:style-name="T3"> – забезпечують цілісність та стійкість.</text:span></text:p>
      <text:p text:style-name="P7"><text:span text:style-name="T5">Мобільний застосунок та API</text:span><text:span text:style-name="T3"> – ключові для доступності, пов'язані з розробкою та мережею.</text:span></text:p>
      <text:p text:style-name="P7"><text:span text:style-name="T3">Ці активи впливають на всі області ISMS, від планування до моніторингу.</text:span></text:p>
      <text:p text:style-name="P7"><text:span text:style-name="T4">Основні процеси діяльності, що впливають на ІБ:</text:span><text:span text:style-name="T3"> Розробка та тестування застосунку (доступ до реальних даних без шифрування), обробка платежів через FinPay, відстеження самокатів через блокчейн, хмарне зберігання в AWS. Ці процеси ризикують бути вкрадені через слабкий контроль доступу.</text:span></text:p>
      <text:p text:style-name="P8"><text:span text:style-name="T3">Частина 3. Визначення області дії ISMS</text:span></text:p>
      <text:p text:style-name="P7"><text:span text:style-name="T3">Область дії ISMS для TechScooter: Включає розробку, тестування та розгортання мобільного застосунку, управління блокчейн-даними про самокати, обробку платежів та хмарну інфраструктуру AWS. Межі: Офісна мережа (LAN з серверами баз даних та розробки), хмарні сервіси (бекенд, блокчейн), мобільні пристрої співробітників та користувачів. Виключає фізичне виробництво самокатів.</text:span></text:p>
      <text:p text:style-name="P7"><text:span text:style-name="T3">Обґрунтування: Обмеження на ключові цифрові активи фокусується на високоризикових процесах (розробка з реальними даними), забезпечуючи початкову сертифікацію без надмірного розширення. Додаткова цінність для клієнтів – посилена приватність даних (геолокація, платежі), що підвищить довіру та лояльність, дозволяючи маркетинг як "сертифікований безпечний сервіс райдшерингу".</text:span></text:p>
      <text:p text:style-name="P8"><text:span text:style-name="T3">Частина 4. Gap-аналіз</text:span></text:p>
      <text:p text:style-name="P7"><text:span text:style-name="T5">Рівень зрілості процесу доступу до даних клієнтів у блокчейні:</text:span><text:span text:style-name="T3"> Низький (рівень 1 за моделлю CMMI). Політики відсутні або не виконуються (розробники мають повний доступ без MFA, ролей; дані незашифровані для тестування). Аудит показує неефективність: часті зміни в БД без схвалення, що порушує цілі ISMS (Annex A.9 Access control).</text:span></text:p>
      <text:p text:style-name="P7"><text:span text:style-name="T4">Рекомендації для покращення:</text:span></text:p>
      <text:p text:style-name="P7"><text:span text:style-name="T3">Впровадити RBAC (Role-Based Access Control) для обмеження доступу (лише CISO схвалює тести з реальними даними).</text:span></text:p>
      <text:p text:style-name="P7"><text:span text:style-name="T3">Обов'язкове MFA та сильні паролі для всіх доступів до хмари.</text:span></text:p>
      <text:p text:style-name="P7"><text:span text:style-name="T3">Шифрування даних у спокої та транзиті (AES-256), з логуванням доступів для аудиту.</text:span></text:p>
      <text:p text:style-name="P7"><text:span text:style-name="T3">Регулярні рев'ю доступів щоквартально.</text:span></text:p>
      <text:p text:style-name="P8"><text:span text:style-name="T3">Частина 5. Розробка політик інформаційної безпеки</text:span></text:p>
      <text:p text:style-name="P7"><text:span text:style-name="T3">Політика використання мобільних пристроїв</text:span></text:p>
      <text:p text:style-name="P7"><text:soft-page-break/><text:span text:style-name="T3"/></text:p>
      <table:table table:name="Table1" table:style-name="Table1">
        <table:table-column table:style-name="Table1.A"/>
        <table:table-column table:style-name="Table1.B"/>
        <table:table-header-rows>
          <table:table-row>
            <table:table-cell table:style-name="Table1.A1" office:value-type="string">
              <text:p text:style-name="P4">Розділ</text:p>
            </table:table-cell>
            <table:table-cell table:style-name="Table1.A1" office:value-type="string">
              <text:p text:style-name="P4">Опис</text:p>
            </table:table-cell>
          </table:table-row>
        </table:table-header-rows>
        <table:table-row>
          <table:table-cell table:style-name="Table1.A1" office:value-type="string">
            <text:p text:style-name="Table_20_Contents"><text:span text:style-name="Strong_20_Emphasis"><text:span text:style-name="T7">Вступ</text:span></text:span></text:p>
          </table:table-cell>
          <table:table-cell table:style-name="Table1.A1" office:value-type="string">
            <text:p text:style-name="P3">Ця політика регулює використання мобільних пристроїв (смартфони, планшети) для доступу до корпоративних ресурсів TechScooter, забезпечуючи захист даних відповідно до ISO 27001 Annex A 8.1 (User endpoint devices).</text:p>
          </table:table-cell>
        </table:table-row>
        <table:table-row>
          <table:table-cell table:style-name="Table1.A1" office:value-type="string">
            <text:p text:style-name="Table_20_Contents"><text:span text:style-name="Strong_20_Emphasis"><text:span text:style-name="T7">Область дії</text:span></text:span></text:p>
          </table:table-cell>
          <table:table-cell table:style-name="Table1.A1" office:value-type="string">
            <text:p text:style-name="P3">Застосовується до всіх співробітників, підрядників та пристроїв, підключених до корпоративної мережі/LAN/хмари.</text:p>
          </table:table-cell>
        </table:table-row>
        <table:table-row>
          <table:table-cell table:style-name="Table1.A1" office:value-type="string">
            <text:p text:style-name="Table_20_Contents"><text:span text:style-name="Strong_20_Emphasis"><text:span text:style-name="T7">Мета</text:span></text:span></text:p>
          </table:table-cell>
          <table:table-cell table:style-name="Table1.A1" office:value-type="string">
            <text:p text:style-name="P3">Запобігти втраті даних, несанкціонованому доступу та ризикам від мобільності (крадіжка, втрата).</text:p>
          </table:table-cell>
        </table:table-row>
        <table:table-row>
          <table:table-cell table:style-name="Table1.A1" office:value-type="string">
            <text:p text:style-name="Table_20_Contents"><text:span text:style-name="Strong_20_Emphasis"><text:span text:style-name="T7">Обов'язки</text:span></text:span></text:p>
          </table:table-cell>
          <table:table-cell table:style-name="Table1.A1" office:value-type="string">
            <text:p text:style-name="P3">- Керівництво: Затвердження політики. - CISO: Моніторинг compliance. - Співробітники: Дотримання правил, звіт про інциденти.</text:p>
          </table:table-cell>
        </table:table-row>
        <table:table-row>
          <table:table-cell table:style-name="Table1.A1" office:value-type="string">
            <text:p text:style-name="Table_20_Contents"><text:span text:style-name="Strong_20_Emphasis"><text:span text:style-name="T7">Класифікація даних</text:span></text:span></text:p>
          </table:table-cell>
          <table:table-cell table:style-name="Table1.A1" office:value-type="string">
            <text:p text:style-name="P3">- Конфіденційні (PII, фінансові) – лише на захищених пристроях. - Публічні – без обмежень.</text:p>
          </table:table-cell>
        </table:table-row>
        <table:table-row>
          <table:table-cell table:style-name="Table1.A1" office:value-type="string">
            <text:p text:style-name="Table_20_Contents"><text:span text:style-name="Strong_20_Emphasis"><text:span text:style-name="T7">Недопустимі дії</text:span></text:span></text:p>
          </table:table-cell>
          <table:table-cell table:style-name="Table1.A1" office:value-type="string">
            <text:p text:style-name="P3">1. Встановлення несанкціонованого ПЗ. 2. Підключення до незахищених Wi-Fi. 3. Зберігання незашифрованих даних. 4. Використання для особистих цілей без MDM.</text:p>
          </table:table-cell>
        </table:table-row>
        <table:table-row>
          <table:table-cell table:style-name="Table1.A1" office:value-type="string">
            <text:p text:style-name="Table_20_Contents"><text:span text:style-name="Strong_20_Emphasis"><text:span text:style-name="T7">Пов'язана політика</text:span></text:span></text:p>
          </table:table-cell>
          <table:table-cell table:style-name="Table1.A1" office:value-type="string">
            <text:p text:style-name="P3">Політика доступу, політика інцидентів.</text:p>
          </table:table-cell>
        </table:table-row>
        <table:table-row>
          <table:table-cell table:style-name="Table1.A1" office:value-type="string">
            <text:p text:style-name="Table_20_Contents"><text:span text:style-name="Strong_20_Emphasis"><text:span text:style-name="T7">Санкції</text:span></text:span></text:p>
          </table:table-cell>
          <table:table-cell table:style-name="Table1.A1" office:value-type="string">
            <text:p text:style-name="P3">Порушення – дисциплінарні заходи, аж до звільнення.</text:p>
          </table:table-cell>
        </table:table-row>
        <table:table-row>
          <table:table-cell table:style-name="Table1.A1" office:value-type="string">
            <text:p text:style-name="Table_20_Contents"><text:span text:style-name="Strong_20_Emphasis"><text:span text:style-name="T7">Огляд</text:span></text:span></text:p>
          </table:table-cell>
          <table:table-cell table:style-name="Table1.A1" office:value-type="string">
            <text:p text:style-name="P3">Щорічно або після інцидентів.</text:p>
          </table:table-cell>
        </table:table-row>
      </table:table>
      <text:p text:style-name="P7"><text:span text:style-name="T3"/></text:p>
      <text:p text:style-name="P8"><text:span text:style-name="T3">Частина 6. Ідентифікація загроз, вразливостей та їх впливу</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Сценарій</text:p>
            </table:table-cell>
            <table:table-cell table:style-name="Table2.A1" office:value-type="string">
              <text:p text:style-name="P4">Загроза</text:p>
            </table:table-cell>
            <table:table-cell table:style-name="Table2.A1" office:value-type="string">
              <text:p text:style-name="P4">Вразливість</text:p>
            </table:table-cell>
            <table:table-cell table:style-name="Table2.A1" office:value-type="string">
              <text:p text:style-name="P4">Вплив</text:p>
            </table:table-cell>
            <table:table-cell table:style-name="Table2.A1" office:value-type="string">
              <text:p text:style-name="P4">КЦД</text:p>
            </table:table-cell>
          </table:table-row>
        </table:table-header-rows>
        <table:table-row>
          <table:table-cell table:style-name="Table2.A1" office:value-type="string">
            <text:p text:style-name="P3">Облікові дані колишнього співробітника використовуються</text:p>
          </table:table-cell>
          <table:table-cell table:style-name="Table2.A1" office:value-type="string">
            <text:p text:style-name="P3">Несанкціонований доступ (інсайдерська загроза)</text:p>
          </table:table-cell>
          <table:table-cell table:style-name="Table2.A1" office:value-type="string">
            <text:p text:style-name="P3">Відсутність деактивації акаунтів після звільнення</text:p>
          </table:table-cell>
          <table:table-cell table:style-name="Table2.A1" office:value-type="string">
            <text:p text:style-name="P3">Витік PII/фінансових даних, репутаційні втрати</text:p>
          </table:table-cell>
          <table:table-cell table:style-name="Table2.A1" office:value-type="string">
            <text:p text:style-name="P3">К (конфіденційність)</text:p>
          </table:table-cell>
        </table:table-row>
        <table:table-row>
          <table:table-cell table:style-name="Table2.A1" office:value-type="string">
            <text:p text:style-name="P3">Неправильне значення в CLI сервера розробки</text:p>
          </table:table-cell>
          <table:table-cell table:style-name="Table2.A1" office:value-type="string">
            <text:p text:style-name="P3">Людська помилка</text:p>
          </table:table-cell>
          <table:table-cell table:style-name="Table2.A1" office:value-type="string">
            <text:p text:style-name="P3">Недостатній валідація вводу</text:p>
          </table:table-cell>
          <table:table-cell table:style-name="Table2.A1" office:value-type="string">
            <text:p text:style-name="P3">Відключення сервера, зупинка розробки</text:p>
          </table:table-cell>
          <table:table-cell table:style-name="Table2.A1" office:value-type="string">
            <text:p text:style-name="P3">Д (доступність)</text:p>
          </table:table-cell>
        </table:table-row>
        <table:table-row>
          <table:table-cell table:style-name="Table2.A1" office:value-type="string">
            <text:p text:style-name="P3">Втрата бета-версії через несправний HDD</text:p>
          </table:table-cell>
          <table:table-cell table:style-name="Table2.A1" office:value-type="string">
            <text:p text:style-name="P3">Фізична несправність</text:p>
          </table:table-cell>
          <table:table-cell table:style-name="Table2.A1" office:value-type="string">
            <text:p text:style-name="P3">Відсутність резервного копіювання</text:p>
          </table:table-cell>
          <table:table-cell table:style-name="Table2.A1" office:value-type="string">
            <text:p text:style-name="P3">Втрата коду, затримка релізу</text:p>
          </table:table-cell>
          <table:table-cell table:style-name="Table2.A1" office:value-type="string">
            <text:p text:style-name="P3">Ц (цілісність)</text:p>
          </table:table-cell>
        </table:table-row>
        <table:table-row>
          <table:table-cell table:style-name="Table2.A1" office:value-type="string">
            <text:p text:style-name="P3">Слабкі паролі співробітників</text:p>
          </table:table-cell>
          <table:table-cell table:style-name="Table2.A1" office:value-type="string">
            <text:p text:style-name="P3">Брутфорс-атака</text:p>
          </table:table-cell>
          <table:table-cell table:style-name="Table2.A1" office:value-type="string">
            <text:p text:style-name="P3">Відсутність політики паролів/MFA</text:p>
          </table:table-cell>
          <table:table-cell table:style-name="Table2.A1" office:value-type="string">
            <text:p text:style-name="P3">Несанкціонований доступ до систем</text:p>
          </table:table-cell>
          <table:table-cell table:style-name="Table2.A1" office:value-type="string">
            <text:p text:style-name="P3">К, Д</text:p>
          </table:table-cell>
        </table:table-row>
        <table:table-row>
          <table:table-cell table:style-name="Table2.A1" office:value-type="string">
            <text:p text:style-name="P3">Недостатній контроль доступу до хмарного блокчейн-сервера</text:p>
          </table:table-cell>
          <table:table-cell table:style-name="Table2.A1" office:value-type="string">
            <text:p text:style-name="P3">Зовнішня атака</text:p>
          </table:table-cell>
          <table:table-cell table:style-name="Table2.A1" office:value-type="string">
            <text:p text:style-name="P3">Слабка конфігурація IAM</text:p>
          </table:table-cell>
          <table:table-cell table:style-name="Table2.A1" office:value-type="string">
            <text:p text:style-name="P3">Витік даних про самокати/користувачів</text:p>
          </table:table-cell>
          <table:table-cell table:style-name="Table2.A1" office:value-type="string">
            <text:p text:style-name="P3">К, Ц</text:p>
          </table:table-cell>
        </table:table-row>
      </table:table>
      <text:p text:style-name="P10"><text:span text:style-name="T3"/></text:p>
      <text:h text:style-name="P2" text:outline-level="2"><text:soft-page-break/>Частина 7. Варіанти обробки ризиків</text:h>
      <text:p text:style-name="P11">Для ризику 0,5% шахрайських транзакцій (5 млн USD втрат з 10 млн):</text:p>
      <text:p text:style-name="P11">Прийняття (Accept): Ігнорувати, якщо витрати на заходи перевищують втрати – не рекомендовано, бо накопичує репутаційні ризики.</text:p>
      <text:p text:style-name="P11">Зниження (Mitigate): Впровадити AI-фрод-детекцію в FinPay, ліміт транзакцій, моніторинг – рекомендовано, зменшить до &lt;0,1%.</text:p>
      <text:p text:style-name="P11">Передача (Transfer): Страхування від фроду або аутсорсинг платежів.</text:p>
      <text:p text:style-name="P11">Уникнення (Avoid): Припинити кредитні картки – нереалістично для бізнесу.</text:p>
      <text:p text:style-name="P11">Рекомендація: Зниження, з фокусом на моніторинг.</text:p>
      <text:p text:style-name="P12">Частина 8. Процес керування моніторингом та аналізом ризиків</text:p>
      <text:p text:style-name="P11">Моніторинг та аналіз ризиків важливий для TechScooter, бо дозволяє динамічно реагувати на нові загрози (як zero-day), забезпечувати compliance з ISO 27001 та оптимізувати ресурси в хмарі. Без цього ризики накопичуються, призводячи до business disruption.</text:p>
      <text:p text:style-name="P13">Три ризики:</text:p>
      <text:p text:style-name="P11">Нерозпізнаний breach (наприклад, через слабкі паролі) – фінансові втрати та штрафи.</text:p>
      <text:p text:style-name="P11">Затримки в розробці від непередбачених вразливостей – втрата конкурентоспроможності.</text:p>
      <text:p text:style-name="P11">Репутаційні збитки від витоку даних – відтік клієнтів та інвесторів.</text:p>
      <text:p text:style-name="P12">Частина 9. Основний список документованої інформації</text:p>
      <text:p text:style-name="P11">Для безперервності бізнесу (Annex A.17):</text:p>
      <text:p text:style-name="P11">План безперервності бізнесу (BCP).</text:p>
      <text:p text:style-name="P11">Процедура відновлення після катастроф (DRP).</text:p>
      <text:p text:style-name="P11">Аналіз впливу бізнесу (BIA).</text:p>
      <text:p text:style-name="P11">Резервні стратегії (backups, failover).</text:p>
      <text:p text:style-name="P11">Тести та аудити BCP.</text:p>
      <text:p text:style-name="P11">Реєстр активів та постачальників.</text:p>
      <text:p text:style-name="P12">Частина 10. Контроль доступу</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Опис заходу</text:p>
            </table:table-cell>
            <table:table-cell table:style-name="Table3.A1" office:value-type="string">
              <text:p text:style-name="P4">Відсутність дії чи контролю</text:p>
            </table:table-cell>
            <table:table-cell table:style-name="Table3.A1" office:value-type="string">
              <text:p text:style-name="P4">Наслідки</text:p>
            </table:table-cell>
          </table:table-row>
        </table:table-header-rows>
        <table:table-row>
          <table:table-cell table:style-name="Table3.A1" office:value-type="string">
            <text:p text:style-name="Table_20_Contents"><text:span text:style-name="Strong_20_Emphasis"><text:span text:style-name="T7">Керування привілеями користувачів (A.9.2.3)</text:span></text:span></text:p>
          </table:table-cell>
          <table:table-cell table:style-name="Table3.A1" office:value-type="string">
            <text:p text:style-name="P3">Не проводилося рев'ю доступів віддалених розробників до PII в хмарі.</text:p>
          </table:table-cell>
          <table:table-cell table:style-name="Table3.A1" office:value-type="string">
            <text:p text:style-name="P3">Несанкціонований доступ, витік даних, штрафи за PDP.</text:p>
          </table:table-cell>
        </table:table-row>
        <table:table-row>
          <table:table-cell table:style-name="Table3.A1" office:value-type="string">
            <text:p text:style-name="Table_20_Contents"><text:span text:style-name="Strong_20_Emphasis"><text:span text:style-name="T7">Многофакторна аутентифікація (A.9.4.2)</text:span></text:span></text:p>
          </table:table-cell>
          <table:table-cell table:style-name="Table3.A1" office:value-type="string">
            <text:p text:style-name="P3">Відсутня MFA для віддаленого доступу до бази даних.</text:p>
          </table:table-cell>
          <table:table-cell table:style-name="Table3.A1" office:value-type="string">
            <text:p text:style-name="P3">Легкий компрометація акаунтів, breach PII.</text:p>
          </table:table-cell>
        </table:table-row>
        <table:table-row>
          <table:table-cell table:style-name="Table3.A1" office:value-type="string">
            <text:p text:style-name="Table_20_Contents"><text:span text:style-name="Strong_20_Emphasis"><text:span text:style-name="T7">Логування та моніторинг </text:span></text:span><text:soft-page-break/><text:span text:style-name="Strong_20_Emphasis"><text:span text:style-name="T7">(A.9.4.1)</text:span></text:span></text:p>
          </table:table-cell>
          <table:table-cell table:style-name="Table3.A1" office:value-type="string">
            <text:p text:style-name="P3">Не фіксувалися доступи <text:soft-page-break/>віддалених користувачів.</text:p>
          </table:table-cell>
          <table:table-cell table:style-name="Table3.A1" office:value-type="string">
            <text:p text:style-name="P3">Неможливість аудиту <text:soft-page-break/>інцидентів, затримки реагування.</text:p>
          </table:table-cell>
        </table:table-row>
      </table:table>
      <text:p text:style-name="P14"/>
      <text:p text:style-name="P12">Частина 11. Заходи безпеки</text:p>
      <text:p text:style-name="P14">1. Реагування на інциденти інформаційної безпеки</text:p>
      <text:p text:style-name="P11">Впровадження SIEM-системи. Опис: Моніторинг логів для виявлення аномалій. Результат: Швидке виявлення breach'ів, зменшення часу реагування на 50%. Дії: (а) Інтеграція з AWS CloudWatch; (б) Навчання команди.</text:p>
      <text:p text:style-name="P11">Розробка playbook'ів інцидентів. Опис: Стандартизовані процедури для типових загроз. Результат: Зменшення впливу на доступність. Дії: (а) Класифікація інцидентів; (б) Щомісячні симуляції.</text:p>
      <text:p text:style-name="P14">2. Безпечне середовище розробки</text:p>
      <text:p text:style-name="P11">Впровадження SDLC з security gates. Опис: Перевірка коду на вразливості на етапах. Результат: Зменшення zero-day у релізах. Дії: (а) Інтеграція SAST/DAST; (б) Рев'ю коду peer-review.</text:p>
      <text:p text:style-name="P11">Сегрегація середовищ (dev/staging/prod). Опис: Окремі дані для тестів (фейкові). Результат: Захист реальних PII. Дії: (а) Конфігурація VLAN; (б) Автоматизоване деплої.</text:p>
      <text:p text:style-name="P14">3. Заходи безпеки мережі</text:p>
      <text:p text:style-name="P11">Впровадження next-gen firewall. Опис: Фільтрація трафіку в LAN/хмарі. Результат: Блокування DDoS, як на рисунку. Дії: (а) Розгортання в AWS; (б) Налаштування правил.</text:p>
      <text:p text:style-name="P11">Шифрування трафіку (TLS 1.3). Опис: Для API між серверами. Результат: Захист від MITM. Дії: (а) Оновлення certs; (б) Моніторинг compliance.</text:p>
      <text:p text:style-name="P14">4. Припустиме використання ресурсів компанії (використання активів)</text:p>
      <text:p text:style-name="P11">Політика AUP (Acceptable Use Policy). Опис: Правила для пристроїв/мережі. Результат: Зменшення інсайдерських загроз. Дії: (а) Підписання всіма; (б) Навчання.</text:p>
      <text:p text:style-name="P11">Моніторинг використання (DLP). Опис: Виявлення витоків даних. Результат: Контроль за активами. Дії: (а) Встановлення інструментів; (б) Щорічні аудити.</text:p>
      <text:p text:style-name="P12">Частина 12. Програма підвищення обізнаності та навчання</text:p>
      <text:p text:style-name="P11">Важливість: Програми зменшують людський фактор (80% breach'ів від помилок), підвищують compliance з ISO 27001 Annex A.7, та дозволяють швидко реагувати на загрози, як слабкі паролі в TechScooter.</text:p>
      <text:p text:style-name="P13">Заходи для успіху:</text:p>
      <text:p text:style-name="P11"><text:span text:style-name="T1">Щорічне обов'язкове навчання:</text:span> <text:span text:style-name="T6">Онлайн-курси з фішингу, паролів (з тестами, 90% проходження).</text:span></text:p>
      <text:p text:style-name="P11"><text:span text:style-name="T1">Симуляції фішингу:</text:span> <text:span text:style-name="T6">Щоквартально, з фідбеком.</text:span></text:p>
      <text:p text:style-name="P11"><text:soft-page-break/><text:span text:style-name="T1">Рольові тренінги: </text:span><text:span text:style-name="T6">Для розробників – secure coding; для CISO – ризик-менеджмент.</text:span></text:p>
      <text:p text:style-name="P11"><text:span text:style-name="T1">Оцінка ефективності:</text:span> <text:span text:style-name="T6">Опитування, метрики (зменшення інцидентів на 30%).</text:span></text:p>
      <text:p text:style-name="P11"><text:span text:style-name="T1">Інтеграція з HR:</text:span> <text:span text:style-name="T6">В onboarding та performance review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03T17:08:02.794000000</meta:creation-date>
    <dc:date>2025-10-03T17:34:09.603000000</dc:date>
    <meta:editing-duration>PT2M5S</meta:editing-duration>
    <meta:editing-cycles>1</meta:editing-cycles>
    <meta:document-statistic meta:table-count="3" meta:image-count="0" meta:object-count="0" meta:page-count="6" meta:paragraph-count="133" meta:word-count="1387" meta:character-count="11096" meta:non-whitespace-character-count="9825"/>
    <meta:generator>Real_Office/7.4.0.3$Windows_X86_64 LibreOffice_project/</meta:generator>
  </office:meta>
</office:document-meta>
</file>